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A00003692000019D73447A25DF5ECD500.wmf" manifest:media-type="image/x-wmf"/>
  <manifest:file-entry manifest:full-path="Pictures/2000000A00002C7100001AFAFD6AA4B36BA459ED.wmf" manifest:media-type="image/x-wmf"/>
  <manifest:file-entry manifest:full-path="Pictures/2000000A00002D9400001A260E7DCC67277FC22F.wmf" manifest:media-type="image/x-wmf"/>
  <manifest:file-entry manifest:full-path="Pictures/2000000A00003C91000018CEB3845DDB93918BF3.wmf" manifest:media-type="image/x-wmf"/>
  <manifest:file-entry manifest:full-path="Pictures/2000000A000069D500001ADF67317CA2D68809C6.wmf" manifest:media-type="image/x-wmf"/>
  <manifest:file-entry manifest:full-path="Pictures/2000000A000069D500001C37B4E049F5ACB256C3.wmf" manifest:media-type="image/x-wmf"/>
  <manifest:file-entry manifest:full-path="Pictures/2000000A000022010000244754BD7886D7E5AB93.wmf" manifest:media-type="image/x-wmf"/>
  <manifest:file-entry manifest:full-path="Pictures/2000000A000069D50000208E3D471616FEE61EF5.wmf" manifest:media-type="image/x-wmf"/>
  <manifest:file-entry manifest:full-path="Pictures/2000000A000069D500001128A9B8583E2C328540.wmf" manifest:media-type="image/x-wmf"/>
  <manifest:file-entry manifest:full-path="Pictures/2000000A000069D500001F86D7A88B7CB480BBF3.wmf" manifest:media-type="image/x-wmf"/>
  <manifest:file-entry manifest:full-path="Pictures/2000000A000069D5000015E905AD5DE216CEADAA.wmf" manifest:media-type="image/x-wmf"/>
  <manifest:file-entry manifest:full-path="Pictures/2000000A0000242C0000277BE4C8CF3486C25FA8.wmf" manifest:media-type="image/x-wmf"/>
  <manifest:file-entry manifest:full-path="Pictures/2000000A0000527A000029728953A795786F9815.wmf" manifest:media-type="image/x-wmf"/>
  <manifest:file-entry manifest:full-path="Pictures/2000000A0000446B0000136E6640DFDC9178656F.wmf" manifest:media-type="image/x-wmf"/>
  <manifest:file-entry manifest:full-path="Pictures/2000000A000069D500001516655E94BEB29EDF9F.wmf" manifest:media-type="image/x-wmf"/>
  <manifest:file-entry manifest:full-path="Pictures/2000000A000069D500001BE873FEAEDD3889E476.wmf" manifest:media-type="image/x-wmf"/>
  <manifest:file-entry manifest:full-path="Pictures/2000000A000069D5000024965A7856E07D97F305.wmf" manifest:media-type="image/x-wmf"/>
  <manifest:file-entry manifest:full-path="Pictures/2000000A00001FD500001741BDB65B7F383F25C2.wmf" manifest:media-type="image/x-wmf"/>
  <manifest:file-entry manifest:full-path="Pictures/2000000A0000208E00002447DFEFA83624FCD4C3.wmf" manifest:media-type="image/x-wmf"/>
  <manifest:file-entry manifest:full-path="Pictures/2000000A00002025000020A92C9596B39FEA0171.wmf" manifest:media-type="image/x-wmf"/>
  <manifest:file-entry manifest:full-path="Pictures/2000000A0000228500002761D8A81E324BE6F9D5.wmf" manifest:media-type="image/x-wmf"/>
  <manifest:file-entry manifest:full-path="Pictures/2000000A0000241200002461240F7890F65DDF7C.wmf" manifest:media-type="image/x-wmf"/>
  <manifest:file-entry manifest:full-path="Pictures/2000000A00002673000025353107437A02278CF1.wmf" manifest:media-type="image/x-wmf"/>
  <manifest:file-entry manifest:full-path="Pictures/2000000A0000242C00002746D339B9E112ACAF33.wmf" manifest:media-type="image/x-wmf"/>
  <manifest:file-entry manifest:full-path="Pictures/2000000A0000263E00002FA5527B597EA96FBF59.wmf" manifest:media-type="image/x-wmf"/>
  <manifest:file-entry manifest:full-path="Pictures/2000000A000025350000341790EC4AAC6A53FF18.wmf" manifest:media-type="image/x-wmf"/>
  <manifest:file-entry manifest:full-path="Pictures/2000000A000069D500001952560120CAAC748BD5.wmf" manifest:media-type="image/x-wmf"/>
  <manifest:file-entry manifest:full-path="Pictures/2000000A00002796000023F80311676528EFE977.wmf" manifest:media-type="image/x-wmf"/>
  <manifest:file-entry manifest:full-path="Pictures/2000000A000069D50000334334F97D59BC0CE58C.wmf" manifest:media-type="image/x-wmf"/>
  <manifest:file-entry manifest:full-path="Pictures/2000000A000069D5000035A42B022583B96EEC61.wmf" manifest:media-type="image/x-wmf"/>
  <manifest:file-entry manifest:full-path="Pictures/2000000A000069D5000018E8BEBC934E778F056D.wmf" manifest:media-type="image/x-wmf"/>
  <manifest:file-entry manifest:full-path="Pictures/2000000A000069D500002C71913FD42C51D21836.wmf" manifest:media-type="image/x-wmf"/>
  <manifest:file-entry manifest:full-path="Pictures/2000000A000069D5000014E10FF9CC66605880A4.wmf" manifest:media-type="image/x-wmf"/>
  <manifest:file-entry manifest:full-path="Pictures/2000000A000069D500001A758793C1ECFDDE3AF9.wmf" manifest:media-type="image/x-wmf"/>
  <manifest:file-entry manifest:full-path="Pictures/2000000A000069D5000033E20DD7C695908A2015.wmf" manifest:media-type="image/x-wmf"/>
  <manifest:file-entry manifest:full-path="Pictures/2000000A000069D500001DDE6BA2D645E9B8353B.wmf" manifest:media-type="image/x-wmf"/>
  <manifest:file-entry manifest:full-path="Pictures/2000000A000069D50000191D6989158A428E3272.wmf" manifest:media-type="image/x-wmf"/>
  <manifest:file-entry manifest:full-path="Pictures/2000000A000069D5000020F83AB2F551509D2426.wmf" manifest:media-type="image/x-wmf"/>
  <manifest:file-entry manifest:full-path="Pictures/2000000A000069D5000035D9D7D6D3BDE532C81C.wmf" manifest:media-type="image/x-wmf"/>
  <manifest:file-entry manifest:full-path="Pictures/2000000A0000517100002C576E30105AF13A0E57.wmf" manifest:media-type="image/x-wmf"/>
  <manifest:file-entry manifest:full-path="Pictures/2000000A00003EBC00002A2B8A856B5055473EDF.wmf" manifest:media-type="image/x-wmf"/>
  <manifest:file-entry manifest:full-path="Pictures/2000000A0000353A00001EB253BDF42E7DAC27F1.wmf" manifest:media-type="image/x-wmf"/>
  <manifest:file-entry manifest:full-path="Pictures/2000000A000032DA00001D75D755F0EC1E135A92.wmf" manifest:media-type="image/x-wmf"/>
  <manifest:file-entry manifest:full-path="Pictures/2000000A000035890000208EBA39EC2D4DC0CAA3.wmf" manifest:media-type="image/x-wmf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000000" style:font-name="Consolas" fo:font-size="14pt" fo:font-weight="normal" fo:background-color="#ffffff" style:font-size-asian="14pt" style:font-size-complex="14pt"/>
    </style:style>
    <style:style style:name="P2" style:family="paragraph" style:parent-style-name="Standard">
      <style:paragraph-properties style:line-height-at-least="0.198in"/>
      <style:text-properties fo:font-size="14pt" style:font-size-asian="14pt" style:font-size-complex="14pt"/>
    </style:style>
    <style:style style:name="P3" style:family="paragraph" style:parent-style-name="Standard">
      <style:paragraph-properties style:line-height-at-least="0.198in"/>
      <style:text-properties fo:color="#800000" style:font-name="Consolas" fo:font-size="14pt" fo:font-weight="normal" fo:background-color="#ffffff" style:font-size-asian="14pt" style:font-size-complex="14pt"/>
    </style:style>
    <style:style style:name="P4" style:family="paragraph" style:parent-style-name="Standard">
      <style:paragraph-properties style:line-height-at-least="0.198in"/>
      <style:text-properties style:font-name="Calibri" fo:font-size="14pt" fo:language="en" fo:country="none" style:text-underline-style="solid" style:text-underline-width="auto" style:text-underline-color="font-color" fo:font-weight="normal" officeooo:rsid="0004bb98" style:font-size-asian="14pt" style:font-weight-asian="normal" style:font-size-complex="14pt"/>
    </style:style>
    <style:style style:name="P5" style:family="paragraph" style:parent-style-name="Standard">
      <style:paragraph-properties fo:margin-top="0in" fo:margin-bottom="0.139in" loext:contextual-spacing="false" fo:line-height="115%"/>
      <style:text-properties fo:font-size="14pt" officeooo:paragraph-rsid="00189312" style:font-size-asian="14pt" style:font-size-complex="14pt"/>
    </style:style>
    <style:style style:name="P6" style:family="paragraph" style:parent-style-name="Standard">
      <style:paragraph-properties fo:margin-top="0in" fo:margin-bottom="0.139in" loext:contextual-spacing="false" fo:line-height="100%"/>
      <style:text-properties fo:font-size="14pt" officeooo:paragraph-rsid="00189312" style:font-size-asian="14pt" style:font-size-complex="14pt"/>
    </style:style>
    <style:style style:name="P7" style:family="paragraph" style:parent-style-name="Standard">
      <style:paragraph-properties fo:margin-top="0in" fo:margin-bottom="0.139in" loext:contextual-spacing="false" fo:line-height="100%"/>
      <style:text-properties fo:font-size="14pt" officeooo:rsid="001de7d4" officeooo:paragraph-rsid="001de7d4" style:font-size-asian="14pt" style:font-size-complex="14pt"/>
    </style:style>
    <style:style style:name="P8" style:family="paragraph" style:parent-style-name="Standard">
      <style:paragraph-properties fo:margin-top="0in" fo:margin-bottom="0.139in" loext:contextual-spacing="false" fo:line-height="100%"/>
      <style:text-properties fo:font-size="14pt" style:text-underline-style="solid" style:text-underline-width="auto" style:text-underline-color="font-color" officeooo:rsid="001de7d4" officeooo:paragraph-rsid="001de7d4" style:font-size-asian="14pt" style:font-size-complex="14pt"/>
    </style:style>
    <style:style style:name="P9" style:family="paragraph" style:parent-style-name="Standard">
      <style:paragraph-properties fo:margin-top="0in" fo:margin-bottom="0.139in" loext:contextual-spacing="false" fo:line-height="115%"/>
      <style:text-properties style:font-name="Calibri" fo:font-size="14pt" fo:language="en" fo:country="none" fo:font-weight="normal" officeooo:paragraph-rsid="00189312" style:font-size-asian="14pt" style:font-weight-asian="normal" style:font-size-complex="14pt"/>
    </style:style>
    <style:style style:name="P10" style:family="paragraph" style:parent-style-name="Standard">
      <style:paragraph-properties fo:margin-top="0in" fo:margin-bottom="0.139in" loext:contextual-spacing="false" fo:line-height="100%"/>
      <style:text-properties style:font-name="Calibri" fo:font-size="14pt" fo:language="en" fo:country="none" fo:font-weight="normal" officeooo:paragraph-rsid="00189312" style:font-size-asian="14pt" style:font-weight-asian="normal" style:font-size-complex="14pt"/>
    </style:style>
    <style:style style:name="P11" style:family="paragraph" style:parent-style-name="Standard">
      <style:paragraph-properties fo:margin-top="0in" fo:margin-bottom="0.139in" loext:contextual-spacing="false" fo:line-height="100%"/>
      <style:text-properties style:font-name="Calibri" fo:font-size="14pt" fo:language="en" fo:country="none" fo:font-weight="normal" officeooo:rsid="0004bb98" officeooo:paragraph-rsid="00189312" style:font-size-asian="14pt" style:font-weight-asian="normal" style:font-size-complex="14pt"/>
    </style:style>
    <style:style style:name="P12" style:family="paragraph" style:parent-style-name="Standard">
      <style:paragraph-properties fo:margin-top="0in" fo:margin-bottom="0.139in" loext:contextual-spacing="false" fo:line-height="100%"/>
      <style:text-properties style:font-name="Calibri" fo:font-size="14pt" fo:language="en" fo:country="none" style:text-underline-style="solid" style:text-underline-width="auto" style:text-underline-color="font-color" fo:font-weight="normal" officeooo:rsid="0004bb98" officeooo:paragraph-rsid="00189312" style:font-size-asian="14pt" style:font-weight-asian="normal" style:font-size-complex="14pt"/>
    </style:style>
    <style:style style:name="P13" style:family="paragraph" style:parent-style-name="Standard">
      <style:paragraph-properties fo:margin-top="0in" fo:margin-bottom="0.139in" loext:contextual-spacing="false" fo:line-height="100%"/>
      <style:text-properties fo:color="#000000" style:font-name="Consolas" fo:font-size="14pt" fo:font-weight="normal" officeooo:paragraph-rsid="00189312" fo:background-color="#ffffff" style:font-size-asian="14pt" style:font-size-complex="14pt"/>
    </style:style>
    <style:style style:name="P14" style:family="paragraph" style:parent-style-name="Standard">
      <style:paragraph-properties fo:margin-top="0in" fo:margin-bottom="0.139in" loext:contextual-spacing="false" fo:line-height="100%"/>
      <style:text-properties fo:color="#000000" style:font-name="Consolas" fo:font-size="14pt" fo:font-weight="normal" officeooo:rsid="001de7d4" officeooo:paragraph-rsid="001de7d4" fo:background-color="#ffffff" style:font-size-asian="14pt" style:font-size-complex="14pt"/>
    </style:style>
    <style:style style:name="P15" style:family="paragraph" style:parent-style-name="Standard" style:master-page-name="Standard">
      <style:paragraph-properties fo:margin-top="0in" fo:margin-bottom="0.139in" loext:contextual-spacing="false" fo:line-height="115%" style:page-number="auto"/>
      <style:text-properties style:font-name="Calibri" fo:font-size="14pt" fo:language="en" fo:country="none" fo:font-weight="bold" officeooo:paragraph-rsid="00189312" style:font-size-asian="14pt" style:font-weight-asian="bold" style:font-size-complex="14pt"/>
    </style:style>
    <style:style style:name="P16" style:family="paragraph" style:parent-style-name="Standard">
      <style:paragraph-properties fo:margin-top="0in" fo:margin-bottom="0.139in" loext:contextual-spacing="false" fo:line-height="100%"/>
      <style:text-properties fo:color="#800000" style:font-name="Calibri" fo:font-size="14pt" fo:language="en" fo:country="none" fo:font-weight="normal" officeooo:paragraph-rsid="00189312" fo:background-color="#ffffff" style:font-size-asian="14pt" style:font-weight-asian="normal" style:font-size-complex="14pt"/>
    </style:style>
    <style:style style:name="P17" style:family="paragraph" style:parent-style-name="Standard">
      <style:paragraph-properties fo:margin-top="0in" fo:margin-bottom="0.139in" loext:contextual-spacing="false" fo:line-height="100%"/>
      <style:text-properties fo:color="#000000" style:font-name="Calibri" fo:font-size="14pt" fo:language="en" fo:country="none" fo:font-weight="normal" officeooo:paragraph-rsid="00189312" fo:background-color="#ffffff" style:font-size-asian="14pt" style:font-weight-asian="normal" style:font-size-complex="14pt"/>
    </style:style>
    <style:style style:name="P18" style:family="paragraph" style:parent-style-name="Standard">
      <style:paragraph-properties fo:margin-top="0in" fo:margin-bottom="0.139in" loext:contextual-spacing="false" fo:line-height="100%"/>
      <style:text-properties style:font-name="Calibri" fo:font-size="14pt" fo:language="en" fo:country="none" fo:font-weight="normal" officeooo:paragraph-rsid="00189312" style:font-size-asian="14pt" style:font-weight-asian="normal" style:font-size-complex="14pt"/>
    </style:style>
    <style:style style:name="P19" style:family="paragraph" style:parent-style-name="Standard">
      <style:paragraph-properties fo:margin-top="0in" fo:margin-bottom="0.139in" loext:contextual-spacing="false" fo:line-height="100%"/>
      <style:text-properties fo:font-size="14pt" officeooo:rsid="0022bc68" officeooo:paragraph-rsid="0022bc68" style:font-size-asian="14pt" style:font-size-complex="14pt"/>
    </style:style>
    <style:style style:name="P20" style:family="paragraph" style:parent-style-name="Standard">
      <style:paragraph-properties style:line-height-at-least="0.198in"/>
      <style:text-properties fo:color="#000000" style:font-name="Consolas" fo:font-size="14pt" fo:font-weight="normal" fo:background-color="#ffffff" style:font-size-asian="14pt" style:font-size-complex="14pt"/>
    </style:style>
    <style:style style:name="T1" style:family="text">
      <style:text-properties style:font-name="Calibri" fo:language="en" fo:country="none" style:font-weight-asian="normal"/>
    </style:style>
    <style:style style:name="T2" style:family="text">
      <style:text-properties fo:color="#800000"/>
    </style:style>
    <style:style style:name="T3" style:family="text">
      <style:text-properties fo:color="#ff0000"/>
    </style:style>
    <style:style style:name="T4" style:family="text">
      <style:text-properties fo:color="#0000ff"/>
    </style:style>
    <style:style style:name="T5" style:family="text">
      <style:text-properties fo:color="#0000ff" style:font-name="Calibri" fo:language="en" fo:country="none" style:font-weight-asian="normal"/>
    </style:style>
    <style:style style:name="T6" style:family="text">
      <style:text-properties fo:color="#a31515"/>
    </style:style>
    <style:style style:name="T7" style:family="text">
      <style:text-properties officeooo:rsid="0024b7c3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draw:fill-image-width="0in" draw:fill-image-height="0in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tab/><text:tab/><text:tab/><text:tab/><text:tab/>Day 4</text:p>
      <text:p text:style-name="P9">1. Create an Angular application with title 'Find your blood donors'.</text:p>
      <text:p text:style-name="P9">Create a form with one textbox with id as 'textbox' and 'Find' button.</text:p>
      <text:p text:style-name="P9">If we enter a blood group and click the Find button the donor blood groups should be displayed.The result should be created with id as 'result'.</text:p>
      <text:p text:style-name="P9">If we enter something other than the blood groups, it should display 'Enter a valid blood group'.</text:p>
      <text:p text:style-name="P9"/>
      <text:p text:style-name="P9"><text:s text:c="8"/>Blood Groups <text:s text:c="10"/>Blood Donors</text:p>
      <text:p text:style-name="P9"/>
      <text:p text:style-name="P9"><text:s text:c="12"/>O- <text:s text:c="17"/>universal blood group</text:p>
      <text:p text:style-name="P9"><text:s text:c="12"/>O+ <text:s text:c="17"/>O+,A+,B+,AB+</text:p>
      <text:p text:style-name="P9"><text:s text:c="12"/>A+ <text:s text:c="17"/>A+,AB+</text:p>
      <text:p text:style-name="P9"><text:s text:c="12"/>A- <text:s text:c="17"/>A+,A-,AB+,AB-</text:p>
      <text:p text:style-name="P9"><text:s text:c="12"/>B+ <text:s text:c="17"/>B+,AB+</text:p>
      <text:p text:style-name="P9"><text:s text:c="12"/>B- <text:s text:c="17"/>B+,B-,AB+,AB-</text:p>
      <text:p text:style-name="P9"><text:s text:c="12"/>AB+ <text:s text:c="16"/>AB+</text:p>
      <text:p text:style-name="P9"><text:s text:c="12"/>AB- <text:s text:c="16"/>AB+,AB-</text:p>
      <text:p text:style-name="P9">Expected Screens:</text:p>
      <text:p text:style-name="P6"><text:soft-page-break/><draw:frame draw:style-name="fr1" draw:name="graphic1" text:anchor-type="as-char" svg:width="5.5in" svg:height="2.6043in" draw:z-index="0"><draw:image xlink:href="Pictures/2000000A00003692000019D73447A25DF5ECD500.wmf" xlink:type="simple" xlink:show="embed" xlink:actuate="onLoad"/></draw:frame></text:p>
      <text:p text:style-name="P6"><draw:frame draw:style-name="fr1" draw:name="graphic2" text:anchor-type="as-char" svg:width="4.4791in" svg:height="2.7189in" draw:z-index="1"><draw:image xlink:href="Pictures/2000000A00002C7100001AFAFD6AA4B36BA459ED.wmf" xlink:type="simple" xlink:show="embed" xlink:actuate="onLoad"/></draw:frame></text:p>
      <text:p text:style-name="P6"><draw:frame draw:style-name="fr1" draw:name="graphic3" text:anchor-type="as-char" svg:width="4.5937in" svg:height="2.6354in" draw:z-index="2"><draw:image xlink:href="Pictures/2000000A00002D9400001A260E7DCC67277FC22F.wmf" xlink:type="simple" xlink:show="embed" xlink:actuate="onLoad"/></draw:frame></text:p>
      <text:p text:style-name="P12">app.component.html</text:p>
      <text:p text:style-name="P16">&lt;!--The content below is only a placeholder and can be replaced.--&gt;</text:p>
      <text:p text:style-name="P1"><text:span text:style-name="T2">&lt;div</text:span> <text:span text:style-name="T3">style</text:span>=<text:span text:style-name="T4">"text-align:center"</text:span><text:span text:style-name="T2">&gt;</text:span></text:p>
      <text:p text:style-name="P2"><text:soft-page-break/></text:p>
      <text:p text:style-name="P1"><text:span text:style-name="T2">&lt;h1&gt;</text:span>{{title}}<text:span text:style-name="T2">&lt;/h1&gt;&lt;br&gt;</text:span></text:p>
      <text:p text:style-name="P1"><text:span text:style-name="T2">&lt;input</text:span> <text:span text:style-name="T3">type</text:span>=<text:span text:style-name="T4">"text"</text:span> <text:span text:style-name="T3">id</text:span>=<text:span text:style-name="T4">"textbox"</text:span> <text:span text:style-name="T3">#text</text:span><text:span text:style-name="T2">&gt;&lt;br&gt;</text:span></text:p>
      <text:p text:style-name="P1"><text:span text:style-name="T2">&lt;button</text:span> <text:span text:style-name="T3">type</text:span>=<text:span text:style-name="T4">"submit"</text:span> <text:span text:style-name="T3">(click)</text:span>=<text:span text:style-name="T4">"validate(text.value)"</text:span><text:span text:style-name="T2">&gt;</text:span>Find<text:span text:style-name="T2">&lt;/button&gt;&lt;br&gt;&lt;br&gt;</text:span></text:p>
      <text:p text:style-name="P1">{{res}}</text:p>
      <text:p text:style-name="P3">&lt;/div&gt;</text:p>
      <text:p text:style-name="P4"/>
      <text:p text:style-name="P12">app.component.ts</text:p>
      <text:p text:style-name="P13"><text:span text:style-name="T5">export</text:span><text:span text:style-name="T1"> </text:span><text:span text:style-name="T5">class</text:span><text:span text:style-name="T1"> AppComponent {</text:span></text:p>
      <text:p text:style-name="P1">title=<text:span text:style-name="T6">"Find your blood donars"</text:span>;</text:p>
      <text:p text:style-name="P1">res:any;</text:p>
      <text:p text:style-name="P1">validate(value){</text:p>
      <text:p text:style-name="P1"><text:span text:style-name="T4">if</text:span>(value==<text:span text:style-name="T6">"O-"</text:span>)</text:p>
      <text:p text:style-name="P1">{</text:p>
      <text:p text:style-name="P1"><text:span text:style-name="T4">this</text:span>.res=<text:span text:style-name="T6">"universal blood group"</text:span>;</text:p>
      <text:p text:style-name="P1">}</text:p>
      <text:p text:style-name="P1"><text:span text:style-name="T4">else</text:span> <text:span text:style-name="T4">if</text:span>(value==<text:span text:style-name="T6">"O+"</text:span>)</text:p>
      <text:p text:style-name="P1">{</text:p>
      <text:p text:style-name="P1"><text:span text:style-name="T4">this</text:span>.res=<text:span text:style-name="T6">" O+,A+,B+,AB+"</text:span>;</text:p>
      <text:p text:style-name="P1">}</text:p>
      <text:p text:style-name="P1"><text:span text:style-name="T4">else</text:span> <text:span text:style-name="T4">if</text:span>(value==<text:span text:style-name="T6">"A+"</text:span>)</text:p>
      <text:p text:style-name="P1">{</text:p>
      <text:p text:style-name="P1"><text:span text:style-name="T4">this</text:span>.res=<text:span text:style-name="T6">"A+,AB+"</text:span>;</text:p>
      <text:p text:style-name="P1">}</text:p>
      <text:p text:style-name="P1"><text:span text:style-name="T4">else</text:span> <text:span text:style-name="T4">if</text:span>(value==<text:span text:style-name="T6">"A-"</text:span>)</text:p>
      <text:p text:style-name="P1">{</text:p>
      <text:p text:style-name="P1"><text:span text:style-name="T4">this</text:span>.res=<text:span text:style-name="T6">"A+,A-,AB+,AB-"</text:span>;</text:p>
      <text:p text:style-name="P1">}</text:p>
      <text:p text:style-name="P1"><text:span text:style-name="T4">else</text:span> <text:span text:style-name="T4">if</text:span>(value==<text:span text:style-name="T6">"B+"</text:span>)</text:p>
      <text:p text:style-name="P1">{</text:p>
      <text:p text:style-name="P1"><text:span text:style-name="T4">this</text:span>.res=<text:span text:style-name="T6">"B+,AB+"</text:span>;</text:p>
      <text:p text:style-name="P1">}</text:p>
      <text:p text:style-name="P1"><text:span text:style-name="T4">else</text:span> <text:span text:style-name="T4">if</text:span>(value==<text:span text:style-name="T6">"B-"</text:span>)</text:p>
      <text:p text:style-name="P1">{</text:p>
      <text:p text:style-name="P1"><text:span text:style-name="T4">this</text:span>.res=<text:span text:style-name="T6">"B+,B-,AB+,AB-"</text:span>;</text:p>
      <text:p text:style-name="P1">}</text:p>
      <text:p text:style-name="P1"><text:span text:style-name="T4">else</text:span> <text:span text:style-name="T4">if</text:span>(value==<text:span text:style-name="T6">"AB+"</text:span>)</text:p>
      <text:p text:style-name="P1">{</text:p>
      <text:p text:style-name="P1"><text:span text:style-name="T4">this</text:span>.res=<text:span text:style-name="T6">"AB+"</text:span>;</text:p>
      <text:p text:style-name="P1"><text:soft-page-break/>}</text:p>
      <text:p text:style-name="P1"><text:span text:style-name="T4">else</text:span> <text:span text:style-name="T4">if</text:span>(value==<text:span text:style-name="T6">"AB-"</text:span>)</text:p>
      <text:p text:style-name="P1">{</text:p>
      <text:p text:style-name="P1"><text:span text:style-name="T4">this</text:span>.res=<text:span text:style-name="T6">" AB+,AB-"</text:span>;</text:p>
      <text:p text:style-name="P1">}</text:p>
      <text:p text:style-name="P2"/>
      <text:p text:style-name="P1"><text:span text:style-name="T4">else</text:span>{</text:p>
      <text:p text:style-name="P1"><text:span text:style-name="T4">this</text:span>.res=<text:span text:style-name="T6">"Enter valid blood group"</text:span></text:p>
      <text:p text:style-name="P1">}</text:p>
      <text:p text:style-name="P1">}}</text:p>
      <text:p text:style-name="P17"/>
      <text:p text:style-name="P12"/>
      <text:p text:style-name="P11">***********************************************************************</text:p>
      <text:p text:style-name="P10">2. Create an Angular application with title 'Welcome to Employee Details!'.Create another component as employees.Create a routerlink as 'Get'.if you click the link, it should navigate to employees component. </text:p>
      <text:p text:style-name="P10">write the code to create a form with 3 textboxes </text:p>
      <text:p text:style-name="P10">1.FirstName with id as 'textbox1'</text:p>
      <text:p text:style-name="P10">2.Phone No with id as 'textbox2' </text:p>
      <text:p text:style-name="P10">3.Email with id as 'textbox3' </text:p>
      <text:p text:style-name="P10">4.Create a 'submit' button.</text:p>
      <text:p text:style-name="P10">If you enter the details and click submit, an alert should get displayed as 'Employee Added Successfully'.</text:p>
      <text:p text:style-name="P10">Expected Screens:</text:p>
      <text:p text:style-name="P6"><text:soft-page-break/><draw:frame draw:style-name="fr1" draw:name="graphic4" text:anchor-type="as-char" svg:width="6in" svg:height="2.4583in" draw:z-index="3"><draw:image xlink:href="Pictures/2000000A00003C91000018CEB3845DDB93918BF3.wmf" xlink:type="simple" xlink:show="embed" xlink:actuate="onLoad"/></draw:frame></text:p>
      <text:p text:style-name="P6"><draw:frame draw:style-name="fr1" draw:name="graphic5" text:anchor-type="as-char" svg:width="6in" svg:height="1.8437in" draw:z-index="4"><draw:image xlink:href="Pictures/2000000A000069D50000208E3D471616FEE61EF5.wmf" xlink:type="simple" xlink:show="embed" xlink:actuate="onLoad"/></draw:frame></text:p>
      <text:p text:style-name="P6"><draw:frame draw:style-name="fr1" draw:name="graphic6" text:anchor-type="as-char" svg:width="6in" svg:height="1.7917in" draw:z-index="5"><draw:image xlink:href="Pictures/2000000A000069D500001F86D7A88B7CB480BBF3.wmf" xlink:type="simple" xlink:show="embed" xlink:actuate="onLoad"/></draw:frame></text:p>
      <text:p text:style-name="P8">app.component.html</text:p>
      <text:p text:style-name="P14"><text:span text:style-name="T2">&lt;div</text:span> <text:span text:style-name="T3">style</text:span>=<text:span text:style-name="T4">"text-align:left"</text:span><text:span text:style-name="T2">&gt;</text:span></text:p>
      <text:p text:style-name="P3">&lt;h1&gt;</text:p>
      <text:p text:style-name="P1">{{title}}</text:p>
      <text:p text:style-name="P1"><text:span text:style-name="T2">&lt;/h1&gt;</text:span> </text:p>
      <text:p text:style-name="P1"><text:span text:style-name="T2">&lt;/div&gt;</text:span> </text:p>
      <text:p text:style-name="P1"><text:span text:style-name="T2">&lt;a</text:span> <text:span text:style-name="T3">[routerLink]</text:span>=<text:span text:style-name="T4">"['employees']"</text:span><text:span text:style-name="T2">&gt;</text:span>Get<text:span text:style-name="T2">&lt;/a&gt;</text:span> </text:p>
      <text:p text:style-name="P1"><text:span text:style-name="T2">&lt;div</text:span> <text:span text:style-name="T3">class</text:span>=<text:span text:style-name="T4">"outer-outlet"</text:span><text:span text:style-name="T2">&gt;</text:span> </text:p>
      <text:p text:style-name="P3">&lt;router-outlet&gt;&lt;/router-outlet&gt;</text:p>
      <text:p text:style-name="P3">&lt;/div&gt;</text:p>
      <text:p text:style-name="P7"/>
      <text:p text:style-name="P8"><text:soft-page-break/>app.component.ts</text:p>
      <text:p text:style-name="P14"><text:span text:style-name="T4">export</text:span> <text:span text:style-name="T4">class</text:span> AppComponent {</text:p>
      <text:p text:style-name="P1">title=<text:span text:style-name="T6">"Welcome to Employee Details!"</text:span>;</text:p>
      <text:p text:style-name="P1">}</text:p>
      <text:p text:style-name="P7"/>
      <text:p text:style-name="P8">app-routing.module.ts</text:p>
      <text:p text:style-name="P8"/>
      <text:p text:style-name="P14"><text:span text:style-name="T4">import</text:span> { EmployeesComponent} <text:span text:style-name="T4">from</text:span> <text:span text:style-name="T6">'./employees/employees.component'</text:span>;</text:p>
      <text:p text:style-name="P1"><text:span text:style-name="T4">const</text:span> routes: Routes = [</text:p>
      <text:p text:style-name="P1">{</text:p>
      <text:p text:style-name="P1">path:<text:span text:style-name="T6">'employees'</text:span>,</text:p>
      <text:p text:style-name="P1">component:EmployeesComponent</text:p>
      <text:p text:style-name="P1">}</text:p>
      <text:p text:style-name="P1">];</text:p>
      <text:p text:style-name="P1">@NgModule({</text:p>
      <text:p text:style-name="P7"/>
      <text:p text:style-name="P8">employees.compoenet.ts</text:p>
      <text:p text:style-name="P8"/>
      <text:p text:style-name="P14"><text:span text:style-name="T4">export</text:span> <text:span text:style-name="T4">class</text:span> AppComponent {</text:p>
      <text:p text:style-name="P1">title=<text:span text:style-name="T6">"Welcome to Employee Details!"</text:span>;</text:p>
      <text:p text:style-name="P1">}</text:p>
      <text:p text:style-name="P7"/>
      <text:p text:style-name="P8">employees.component.html</text:p>
      <text:p text:style-name="P14"><text:span text:style-name="T2">&lt;div</text:span> <text:span text:style-name="T3">style</text:span>=<text:span text:style-name="T4">"text-align:left"</text:span><text:span text:style-name="T2">&gt;</text:span></text:p>
      <text:p text:style-name="P1">username<text:span text:style-name="T2">&lt;input</text:span> <text:span text:style-name="T3">type</text:span>=<text:span text:style-name="T4">"text"</text:span> <text:span text:style-name="T3">id</text:span>=<text:span text:style-name="T4">"textbox1"</text:span> <text:span text:style-name="T3">#textbox1</text:span><text:span text:style-name="T2">&gt;&lt;br&gt;</text:span></text:p>
      <text:p text:style-name="P1">mobile<text:span text:style-name="T2">&lt;input</text:span> <text:span text:style-name="T3">type</text:span>=<text:span text:style-name="T4">"text"</text:span> <text:span text:style-name="T3">id</text:span>=<text:span text:style-name="T4">"textbox2"</text:span><text:span text:style-name="T2">&gt;&lt;br&gt;</text:span></text:p>
      <text:p text:style-name="P1">email<text:span text:style-name="T2">&lt;input</text:span> <text:span text:style-name="T3">type</text:span>=<text:span text:style-name="T4">"email"</text:span> <text:span text:style-name="T3">id</text:span>=<text:span text:style-name="T4">"textbox3"</text:span><text:span text:style-name="T2">&gt;&lt;br&gt;</text:span></text:p>
      <text:p text:style-name="P1"><text:span text:style-name="T2">&lt;button</text:span> <text:span text:style-name="T3">button</text:span> <text:span text:style-name="T3">id</text:span>=<text:span text:style-name="T4">"button"</text:span> <text:span text:style-name="T3">(click)</text:span>=<text:span text:style-name="T4">"gethome(textbox1.value)"</text:span><text:span text:style-name="T2">&gt;</text:span>Submit<text:span text:style-name="T2">&lt;/button&gt;</text:span></text:p>
      <text:p text:style-name="P3">&lt;/div&gt;</text:p>
      <text:p text:style-name="P3">************************************************************</text:p>
      <text:p text:style-name="P7"/>
      <text:p text:style-name="P10"><text:soft-page-break/>3. Create an Angular application with title 'Welcome to Employee Details!'.Create another component as employee-list.Create a routerlink as 'Get'.if you click the link, it should navigate to employee-list component. </text:p>
      <text:p text:style-name="P10">write the code to create a form with 3 textboxes </text:p>
      <text:p text:style-name="P10">1.FirstName with id as 'textbox1'</text:p>
      <text:p text:style-name="P10">2.Phone No with id as 'textbox2' </text:p>
      <text:p text:style-name="P10">3.Email with id as 'textbox3' </text:p>
      <text:p text:style-name="P10">4.Create a 'submit' button.</text:p>
      <text:p text:style-name="P10">If you enter the details and click submit, the data should get added in the table below as shown in the expected screens.</text:p>
      <text:p text:style-name="P10">Expected Screens:</text:p>
      <text:p text:style-name="P6"><draw:frame draw:style-name="fr1" draw:name="graphic7" text:anchor-type="as-char" svg:width="6in" svg:height="3.0102in" draw:z-index="6"><draw:image xlink:href="Pictures/2000000A0000527A000029728953A795786F9815.wmf" xlink:type="simple" xlink:show="embed" xlink:actuate="onLoad"/></draw:frame></text:p>
      <text:p text:style-name="P6"><draw:frame draw:style-name="fr1" draw:name="graphic8" text:anchor-type="as-char" svg:width="6in" svg:height="1.25in" draw:z-index="7"><draw:image xlink:href="Pictures/2000000A000069D5000015E905AD5DE216CEADAA.wmf" xlink:type="simple" xlink:show="embed" xlink:actuate="onLoad"/></draw:frame></text:p>
      <text:p text:style-name="P6"><text:soft-page-break/><draw:frame draw:style-name="fr2" draw:name="graphic9" text:anchor-type="as-char" svg:width="6in" svg:height="1.6043in" draw:z-index="8"><draw:image xlink:href="Pictures/2000000A000069D500001C37B4E049F5ACB256C3.wmf" xlink:type="simple" xlink:show="embed" xlink:actuate="onLoad"/></draw:frame></text:p>
      <text:p text:style-name="P19">app html</text:p>
      <text:p text:style-name="P19">--------</text:p>
      <text:p text:style-name="P19">&lt;div s<text:span text:style-name="T7">t</text:span>yle="text-align:center"&gt;</text:p>
      <text:p text:style-name="P19"><text:s text:c="2"/>&lt;h1&gt; <text:s/>{{title}} <text:s/>&lt;/h1&gt;</text:p>
      <text:p text:style-name="P19"><text:s text:c="4"/>&lt;a [routerLink]="['/employee-list']"&gt;Get&lt;/a&gt;</text:p>
      <text:p text:style-name="P19">&lt;/div&gt;</text:p>
      <text:p text:style-name="P19">&lt;div class="outlet-outlet"&gt;</text:p>
      <text:p text:style-name="P19">&lt;router-outlet&gt;&lt;/router-outlet&gt;</text:p>
      <text:p text:style-name="P19">&lt;/div&gt;</text:p>
      <text:p text:style-name="P19">-------------------------------</text:p>
      <text:p text:style-name="P19">app ts</text:p>
      <text:p text:style-name="P19">----------</text:p>
      <text:p text:style-name="P19"/>
      <text:p text:style-name="P19">import { Component } from '@angular/core';</text:p>
      <text:p text:style-name="P19"/>
      <text:p text:style-name="P19">@Component({</text:p>
      <text:p text:style-name="P19"><text:s text:c="2"/>selector: 'app-root',</text:p>
      <text:p text:style-name="P19"><text:s text:c="2"/>templateUrl: './app.component.html',</text:p>
      <text:p text:style-name="P19"><text:s text:c="2"/>styleUrls: ['./app.component.css']</text:p>
      <text:p text:style-name="P19">})</text:p>
      <text:p text:style-name="P19">export class AppComponent {</text:p>
      <text:p text:style-name="P19"><text:soft-page-break/><text:s text:c="2"/>title = 'Welcome to Employee Details!';</text:p>
      <text:p text:style-name="P19">}</text:p>
      <text:p text:style-name="P19">-------------------------------</text:p>
      <text:p text:style-name="P19">employee html</text:p>
      <text:p text:style-name="P19">---------------</text:p>
      <text:p text:style-name="P19"/>
      <text:p text:style-name="P19">&lt;div class="form_container"&gt;</text:p>
      <text:p text:style-name="P19"><text:s text:c="2"/>&lt;form [formGroup]="formdata" (ngSubmit)="onClickSubmit(formdata.value)"&gt;</text:p>
      <text:p text:style-name="P19"><text:s text:c="4"/>&lt;h3&gt;Add Employee&lt;/h3&gt;</text:p>
      <text:p text:style-name="P19"><text:s text:c="4"/>&lt;table&gt;</text:p>
      <text:p text:style-name="P19"><text:s text:c="4"/>&lt;tr&gt;&lt;td&gt;FirstName:&lt;/td&gt;&lt;td&gt;&lt;input type="text" class="fname" name="fname" formControlName="fname" /&gt;&lt;/td&gt;&lt;/tr<text:span text:style-name="T7">&gt;</text:span> </text:p>
      <text:p text:style-name="P19"><text:s text:c="4"/>&lt;tr&gt;&lt;td&gt;Phone No:&lt;/td&gt;&lt;td&gt;&lt;input type="text" name="lname" class="lname" formControlName="phoneno" /&gt;&lt;/td&gt;&lt;/tr&gt;</text:p>
      <text:p text:style-name="P19"><text:s text:c="6"/>&lt;tr&gt;&lt;td&gt;Email:&lt;/td&gt;&lt;td&gt;&lt;input type="text" name="phoneno" class="phoneno" formControlName="email" /&gt;&lt;/td&gt;&lt;/tr&gt;</text:p>
      <text:p text:style-name="P19"><text:s text:c="4"/>&lt;button type="submit" class="button" value="Submit"&gt;Submit&lt;/button&gt;</text:p>
      <text:p text:style-name="P19"><text:s text:c="2"/>&lt;/table&gt;</text:p>
      <text:p text:style-name="P19"><text:s text:c="2"/>&lt;/form&gt;</text:p>
      <text:p text:style-name="P19">&lt;/div&gt;</text:p>
      <text:p text:style-name="P19">&lt;br /&gt;</text:p>
      <text:p text:style-name="P19">&lt;div id="custtable"style="display:none;margin:10 auto;"&gt;</text:p>
      <text:p text:style-name="P19"><text:s text:c="2"/>&lt;hr/&gt;</text:p>
      <text:p text:style-name="P19"><text:s text:c="2"/>&lt;table&gt;</text:p>
      <text:p text:style-name="P19"><text:s text:c="4"/>&lt;tr &gt;</text:p>
      <text:p text:style-name="P19"><text:s text:c="2"/>&lt;th&gt;First Name&lt;/th&gt;</text:p>
      <text:p text:style-name="P19"><text:s text:c="6"/>&lt;th&gt;Phone No&lt;/th&gt;</text:p>
      <text:p text:style-name="P19"><text:soft-page-break/><text:s text:c="6"/>&lt;th&gt;Email&lt;/th&gt;</text:p>
      <text:p text:style-name="P19"><text:s text:c="4"/>&lt;tr&gt;</text:p>
      <text:p text:style-name="P19"><text:s text:c="6"/>&lt;td *ngFor="let data of cutomerdata"&gt;</text:p>
      <text:p text:style-name="P19"><text:s text:c="8"/>&lt;div id="result"&gt;</text:p>
      <text:p text:style-name="P19"><text:s text:c="10"/>&lt;h5&gt;{{data}}&lt;/h5&gt;</text:p>
      <text:p text:style-name="P19"><text:s text:c="8"/>&lt;/div&gt; <text:s text:c="2"/></text:p>
      <text:p text:style-name="P19"><text:s text:c="6"/>&lt;/td&gt;</text:p>
      <text:p text:style-name="P19"><text:s text:c="4"/>&lt;/tr&gt;</text:p>
      <text:p text:style-name="P19"><text:s text:c="2"/>&lt;/table&gt;</text:p>
      <text:p text:style-name="P19"/>
      <text:p text:style-name="P19">&lt;/div&gt;</text:p>
      <text:p text:style-name="P19">----------------------------------------</text:p>
      <text:p text:style-name="P19">employee ts</text:p>
      <text:p text:style-name="P19">-------------</text:p>
      <text:p text:style-name="P19">import { Component, OnInit } from '@angular/core';</text:p>
      <text:p text:style-name="P19">import { FormGroup, FormControl } from '@angular/forms';</text:p>
      <text:p text:style-name="P19">@Component({</text:p>
      <text:p text:style-name="P19"><text:s text:c="2"/>selector: 'app-employee-list',</text:p>
      <text:p text:style-name="P19"><text:s text:c="2"/>templateUrl: './employee-list.component.html',</text:p>
      <text:p text:style-name="P19"><text:s text:c="2"/>styleUrls: ['./employee-list.component.css']</text:p>
      <text:p text:style-name="P19">})</text:p>
      <text:p text:style-name="P19">export class EmployeeListComponent implements OnInit {</text:p>
      <text:p text:style-name="P19"><text:s text:c="2"/>formdata;</text:p>
      <text:p text:style-name="P19"><text:s text:c="2"/>cutomerdata;</text:p>
      <text:p text:style-name="P19"/>
      <text:p text:style-name="P19"><text:s text:c="2"/>stateCtrl: FormControl;</text:p>
      <text:p text:style-name="P19"><text:soft-page-break/><text:s text:c="2"/>ngOnInit() {</text:p>
      <text:p text:style-name="P19"><text:s text:c="6"/>this.formdata = new FormGroup({</text:p>
      <text:p text:style-name="P19"><text:s text:c="10"/>fname: new FormControl(''),</text:p>
      <text:p text:style-name="P19"><text:s text:c="10"/>phoneno: new FormControl(''),</text:p>
      <text:p text:style-name="P19"><text:s text:c="10"/>email:new FormControl('')</text:p>
      <text:p text:style-name="P19"><text:s text:c="9"/></text:p>
      <text:p text:style-name="P19"><text:s text:c="6"/>});</text:p>
      <text:p text:style-name="P19"><text:s text:c="2"/>}</text:p>
      <text:p text:style-name="P19"><text:s text:c="2"/>onClickSubmit(data) {</text:p>
      <text:p text:style-name="P19"><text:s text:c="6"/>document.getElementById('custtable').style.display = '';</text:p>
      <text:p text:style-name="P19"><text:s text:c="6"/>this.cutomerdata = [];</text:p>
      <text:p text:style-name="P19"><text:s text:c="6"/>for (var prop in data) {</text:p>
      <text:p text:style-name="P19"><text:s text:c="10"/>this.cutomerdata.push(data[prop]);</text:p>
      <text:p text:style-name="P19"><text:s text:c="6"/>}</text:p>
      <text:p text:style-name="P19"><text:s text:c="6"/>console.log(this.cutomerdata);</text:p>
      <text:p text:style-name="P19"><text:s text:c="2"/>}</text:p>
      <text:p text:style-name="P19"><text:s text:c="2"/>}</text:p>
      <text:p text:style-name="P19">---------------------------------------</text:p>
      <text:p text:style-name="P19">routing module</text:p>
      <text:p text:style-name="P19">-------------</text:p>
      <text:p text:style-name="P19"/>
      <text:p text:style-name="P19">import { NgModule } from '@angular/core';</text:p>
      <text:p text:style-name="P19">import { Routes, RouterModule } from '@angular/router';</text:p>
      <text:p text:style-name="P19">import { EmployeeListComponent } from './employee-list/employee-list.component';</text:p>
      <text:p text:style-name="P19">const routes: Routes = [</text:p>
      <text:p text:style-name="P19"><text:s text:c="2"/>{</text:p>
      <text:p text:style-name="P19"><text:soft-page-break/><text:s text:c="4"/>path:'employee-list',</text:p>
      <text:p text:style-name="P19"><text:s text:c="4"/>component:EmployeeListComponent</text:p>
      <text:p text:style-name="P19"><text:s text:c="2"/>}</text:p>
      <text:p text:style-name="P19">];</text:p>
      <text:p text:style-name="P19">@NgModule({</text:p>
      <text:p text:style-name="P19"><text:s text:c="2"/>imports: [RouterModule.forRoot(routes)],</text:p>
      <text:p text:style-name="P19"><text:s text:c="2"/>exports: [RouterModule]</text:p>
      <text:p text:style-name="P19">})</text:p>
      <text:p text:style-name="P19">export class AppRoutingModule { }</text:p>
      <text:p text:style-name="P19">***********************************************************************</text:p>
      <text:p text:style-name="P10">4. Create an Angular application with title 'Welcome to Employee Details!'.Create another component as employee-delete.Create a routerlink as 'Get'.if you click the link, it should navigate to employee-delete component. </text:p>
      <text:p text:style-name="P10">write the code to create a form with 3 textboxes </text:p>
      <text:p text:style-name="P10">1.FirstName with id as 'textbox1'</text:p>
      <text:p text:style-name="P10">2.Phone No with id as 'textbox2' </text:p>
      <text:p text:style-name="P10">3.Email with id as 'textbox3' </text:p>
      <text:p text:style-name="P10">4.Create a 'submit' button.</text:p>
      <text:p text:style-name="P10">If you enter the details and click submit, the data should get added in the table below as shown in the expected screens.Create a 'Delete' button. If you click the delete button, the particular data must be deleted. </text:p>
      <text:p text:style-name="P10">Expected Screens:</text:p>
      <text:p text:style-name="P6"><draw:frame draw:style-name="fr1" draw:name="graphic10" text:anchor-type="as-char" svg:width="6in" svg:height="1.7083in" draw:z-index="9"><draw:image xlink:href="Pictures/2000000A0000446B0000136E6640DFDC9178656F.wmf" xlink:type="simple" xlink:show="embed" xlink:actuate="onLoad"/></draw:frame></text:p>
      <text:p text:style-name="P6"><text:soft-page-break/><draw:frame draw:style-name="fr1" draw:name="graphic11" text:anchor-type="as-char" svg:width="6in" svg:height="1.198in" draw:z-index="10"><draw:image xlink:href="Pictures/2000000A000069D500001516655E94BEB29EDF9F.wmf" xlink:type="simple" xlink:show="embed" xlink:actuate="onLoad"/></draw:frame></text:p>
      <text:p text:style-name="P6"><draw:frame draw:style-name="fr1" draw:name="graphic12" text:anchor-type="as-char" svg:width="6in" svg:height="1.5835in" draw:z-index="11"><draw:image xlink:href="Pictures/2000000A000069D500001BE873FEAEDD3889E476.wmf" xlink:type="simple" xlink:show="embed" xlink:actuate="onLoad"/></draw:frame></text:p>
      <text:p text:style-name="P10"/>
      <text:p text:style-name="P10"/>
      <text:p text:style-name="P10"/>
      <text:p text:style-name="P6"><draw:frame draw:style-name="fr1" draw:name="graphic13" text:anchor-type="as-char" svg:width="6in" svg:height="2.0728in" draw:z-index="12"><draw:image xlink:href="Pictures/2000000A000069D5000024965A7856E07D97F305.wmf" xlink:type="simple" xlink:show="embed" xlink:actuate="onLoad"/></draw:frame></text:p>
      <text:p text:style-name="P10">5. Create an angular application with title as 'lmsQ5'in h1 tag.Create a router link with id as 'router1'.when user clicks on a the router link it should display 2 textboxes such as name and age with id as 'name' and 'age' respectively with a submit button with id as 'button'. When user clicks on a submit button it should display a message as 'You submitted successfully'. Refer the screenshots.</text:p>
      <text:p text:style-name="P10">Expected Screens:</text:p>
      <text:p text:style-name="P6"><text:soft-page-break/><draw:frame draw:style-name="fr1" draw:name="graphic14" text:anchor-type="as-char" svg:width="3.2083in" svg:height="2.3437in" draw:z-index="13"><draw:image xlink:href="Pictures/2000000A00001FD500001741BDB65B7F383F25C2.wmf" xlink:type="simple" xlink:show="embed" xlink:actuate="onLoad"/></draw:frame></text:p>
      <text:p text:style-name="P6"><draw:frame draw:style-name="fr1" draw:name="graphic15" text:anchor-type="as-char" svg:width="3.2811in" svg:height="3.6563in" draw:z-index="14"><draw:image xlink:href="Pictures/2000000A0000208E00002447DFEFA83624FCD4C3.wmf" xlink:type="simple" xlink:show="embed" xlink:actuate="onLoad"/></draw:frame></text:p>
      <text:p text:style-name="P6"><text:soft-page-break/><draw:frame draw:style-name="fr1" draw:name="graphic16" text:anchor-type="as-char" svg:width="3.2398in" svg:height="3.2917in" draw:z-index="15"><draw:image xlink:href="Pictures/2000000A00002025000020A92C9596B39FEA0171.wmf" xlink:type="simple" xlink:show="embed" xlink:actuate="onLoad"/></draw:frame></text:p>
      <text:p text:style-name="P6"><draw:frame draw:style-name="fr1" draw:name="graphic17" text:anchor-type="as-char" svg:width="3.6457in" svg:height="3.9791in" draw:z-index="16"><draw:image xlink:href="Pictures/2000000A0000242C0000277BE4C8CF3486C25FA8.wmf" xlink:type="simple" xlink:show="embed" xlink:actuate="onLoad"/></draw:frame></text:p>
      <text:p text:style-name="P10">6. Create an angular application with title as 'lmsQ6'in h1 tag.Create a two router link with id as 'router1' and 'router' respectively with the link name as 'Customers' and 'Add'. when user clicks on a Add link it should display 2 textboxes such as name and age with id as 'name' and 'age' respectively with a submit button with id as 'button'. When user clicks on a submit button it should display a message as 'You submitted successfully'. When user Clicks on the 'Customers' link it should display the list of customers registered along with a button named as 'Delete All'. When user clicks on <text:soft-page-break/>this button,all the data should get deleted.Refer the screenshots.</text:p>
      <text:p text:style-name="P10">Expected Screens:</text:p>
      <text:p text:style-name="P6"><draw:frame draw:style-name="fr1" draw:name="graphic18" text:anchor-type="as-char" svg:width="3.4791in" svg:height="3.9689in" draw:z-index="17"><draw:image xlink:href="Pictures/2000000A0000228500002761D8A81E324BE6F9D5.wmf" xlink:type="simple" xlink:show="embed" xlink:actuate="onLoad"/></draw:frame></text:p>
      <text:p text:style-name="P6"><draw:frame draw:style-name="fr1" draw:name="graphic19" text:anchor-type="as-char" svg:width="3.6354in" svg:height="3.6665in" draw:z-index="18"><draw:image xlink:href="Pictures/2000000A0000241200002461240F7890F65DDF7C.wmf" xlink:type="simple" xlink:show="embed" xlink:actuate="onLoad"/></draw:frame></text:p>
      <text:p text:style-name="P6"><text:soft-page-break/><draw:frame draw:style-name="fr1" draw:name="graphic20" text:anchor-type="as-char" svg:width="3.8752in" svg:height="3.75in" draw:z-index="19"><draw:image xlink:href="Pictures/2000000A00002673000025353107437A02278CF1.wmf" xlink:type="simple" xlink:show="embed" xlink:actuate="onLoad"/></draw:frame></text:p>
      <text:p text:style-name="P6"><draw:frame draw:style-name="fr1" draw:name="graphic21" text:anchor-type="as-char" svg:width="3.6457in" svg:height="3.9583in" draw:z-index="20"><draw:image xlink:href="Pictures/2000000A0000242C00002746D339B9E112ACAF33.wmf" xlink:type="simple" xlink:show="embed" xlink:actuate="onLoad"/></draw:frame></text:p>
      <text:p text:style-name="P6"><text:soft-page-break/><draw:frame draw:style-name="fr1" draw:name="graphic22" text:anchor-type="as-char" svg:width="3.8543in" svg:height="4.802in" draw:z-index="21"><draw:image xlink:href="Pictures/2000000A0000263E00002FA5527B597EA96FBF59.wmf" xlink:type="simple" xlink:show="embed" xlink:actuate="onLoad"/></draw:frame></text:p>
      <text:p text:style-name="P10">7. Create an angular application with title as 'lmsQ7'in h1 tag</text:p>
      <text:p text:style-name="P10">Create a three router link with id as 'router1' ,'router' and 'router2' respectively with the link name as 'Customers','Add'and 'Search'</text:p>
      <text:p text:style-name="P10">when user clicks on a Add link it should display 2 textboxes such as name and age with id as 'name' and 'age' respectively with a submit button with id as 'button'. </text:p>
      <text:p text:style-name="P10">When user clicks on a submit button it should display a message as 'You submitted successfully'. When user Clicks on the 'Customers' link it should display the list of customers.</text:p>
      <text:p text:style-name="P10">When user clicks on the 'search' it should display 1 textbox nameed as 'Age' with id as 'age'. When user enters the registered age it should display the name of the customers in that age.Refer the screenshots.</text:p>
      <text:p text:style-name="P10">Expected Screens:</text:p>
      <text:p text:style-name="P6"><text:soft-page-break/><draw:frame draw:style-name="fr1" draw:name="graphic23" text:anchor-type="as-char" svg:width="3.75in" svg:height="5.25in" draw:z-index="22"><draw:image xlink:href="Pictures/2000000A000025350000341790EC4AAC6A53FF18.wmf" xlink:type="simple" xlink:show="embed" xlink:actuate="onLoad"/></draw:frame></text:p>
      <text:p text:style-name="P6"><draw:frame draw:style-name="fr1" draw:name="graphic24" text:anchor-type="as-char" svg:width="3.9898in" svg:height="3.6252in" draw:z-index="23"><draw:image xlink:href="Pictures/2000000A00002796000023F80311676528EFE977.wmf" xlink:type="simple" xlink:show="embed" xlink:actuate="onLoad"/></draw:frame></text:p>
      <text:p text:style-name="P6"><text:soft-page-break/><draw:frame draw:style-name="fr1" draw:name="graphic25" text:anchor-type="as-char" svg:width="3.4272in" svg:height="3.6563in" draw:z-index="24"><draw:image xlink:href="Pictures/2000000A000022010000244754BD7886D7E5AB93.wmf" xlink:type="simple" xlink:show="embed" xlink:actuate="onLoad"/></draw:frame></text:p>
      <text:p text:style-name="P10">8. Create an Angular application with the title as "lmsQ9" in h1 format.Create two Routerlink</text:p>
      <text:p text:style-name="P10">1.Link2 as add with id router.If we click add link it should directed to add page</text:p>
      <text:p text:style-name="P10">Write the code to do the following</text:p>
      <text:p text:style-name="P10">1.clicking the add link directed to add page that has a form contains 3 textboxes and a button</text:p>
      <text:p text:style-name="P10">i)Firstname field with id as firstName</text:p>
      <text:p text:style-name="P10">ii)Lastname field with id as lastName</text:p>
      <text:p text:style-name="P10">iii)Email field with id as emailId</text:p>
      <text:p text:style-name="P10">iv)Submit Button with id as button</text:p>
      <text:p text:style-name="P10">After filling the details in the fields,if we Click that button we should get the text as "You submitted successfully!"(use id as result)</text:p>
      <text:p text:style-name="P10">Expected Screens:</text:p>
      <text:p text:style-name="P6"><draw:frame draw:style-name="fr1" draw:name="graphic26" text:anchor-type="as-char" svg:width="6in" svg:height="0.9791in" draw:z-index="25"><draw:image xlink:href="Pictures/2000000A000069D500001128A9B8583E2C328540.wmf" xlink:type="simple" xlink:show="embed" xlink:actuate="onLoad"/></draw:frame></text:p>
      <text:p text:style-name="P6"><text:soft-page-break/><draw:frame draw:style-name="fr1" draw:name="graphic27" text:anchor-type="as-char" svg:width="6in" svg:height="2.9063in" draw:z-index="26"><draw:image xlink:href="Pictures/2000000A000069D50000334334F97D59BC0CE58C.wmf" xlink:type="simple" xlink:show="embed" xlink:actuate="onLoad"/></draw:frame></text:p>
      <text:p text:style-name="P6"><draw:frame draw:style-name="fr1" draw:name="graphic28" text:anchor-type="as-char" svg:width="6in" svg:height="3.0417in" draw:z-index="27"><draw:image xlink:href="Pictures/2000000A000069D5000035A42B022583B96EEC61.wmf" xlink:type="simple" xlink:show="embed" xlink:actuate="onLoad"/></draw:frame></text:p>
      <text:p text:style-name="P6"><draw:frame draw:style-name="fr1" draw:name="graphic29" text:anchor-type="as-char" svg:width="6in" svg:height="1.4374in" draw:z-index="28"><draw:image xlink:href="Pictures/2000000A000069D500001952560120CAAC748BD5.wmf" xlink:type="simple" xlink:show="embed" xlink:actuate="onLoad"/></draw:frame></text:p>
      <text:p text:style-name="P10">9. Create an Angular application with the title as "lmsQ10" in h1 format.Create two Routerlink</text:p>
      <text:p text:style-name="P10">1.Link1 as employees with id router1.If we click employees link it should directed to employees page.</text:p>
      <text:p text:style-name="P10">2.Link2 as add with id router.If we click add link it should directed to add page</text:p>
      <text:p text:style-name="P10"><text:soft-page-break/>Write the code to do the following</text:p>
      <text:p text:style-name="P10">1.clicking the add link directed to add page that has a form contains 3 textboxes and a button</text:p>
      <text:p text:style-name="P10">i)Firstname field with id as firstName</text:p>
      <text:p text:style-name="P10">ii)Lastname field with id as lastName</text:p>
      <text:p text:style-name="P10">iii)Email field with id as emailId</text:p>
      <text:p text:style-name="P10">iv)Submit Button with id as button</text:p>
      <text:p text:style-name="P10">After filling the details in the fields,if we Click that button we should get the text as "You submitted successfully!"(use id as result)</text:p>
      <text:p text:style-name="P10">2.Clicking the employees link directed to employees page that should display the list of employees list(Refer screenshot)</text:p>
      <text:p text:style-name="P10">Expected Screens:</text:p>
      <text:p text:style-name="P6"><draw:frame draw:style-name="fr1" draw:name="graphic30" text:anchor-type="as-char" svg:width="6in" svg:height="1.4165in" draw:z-index="29"><draw:image xlink:href="Pictures/2000000A000069D5000018E8BEBC934E778F056D.wmf" xlink:type="simple" xlink:show="embed" xlink:actuate="onLoad"/></draw:frame></text:p>
      <text:p text:style-name="P6"><draw:frame draw:style-name="fr1" draw:name="graphic31" text:anchor-type="as-char" svg:width="6in" svg:height="2.5209in" draw:z-index="30"><draw:image xlink:href="Pictures/2000000A000069D500002C71913FD42C51D21836.wmf" xlink:type="simple" xlink:show="embed" xlink:actuate="onLoad"/></draw:frame></text:p>
      <text:p text:style-name="P6"><text:soft-page-break/><draw:frame draw:style-name="fr1" draw:name="graphic32" text:anchor-type="as-char" svg:width="6in" svg:height="1.1874in" draw:z-index="31"><draw:image xlink:href="Pictures/2000000A000069D5000014E10FF9CC66605880A4.wmf" xlink:type="simple" xlink:show="embed" xlink:actuate="onLoad"/></draw:frame></text:p>
      <text:p text:style-name="P10"/>
      <text:p text:style-name="P6"><draw:frame draw:style-name="fr1" draw:name="graphic33" text:anchor-type="as-char" svg:width="6in" svg:height="1.5in" draw:z-index="32"><draw:image xlink:href="Pictures/2000000A000069D500001A758793C1ECFDDE3AF9.wmf" xlink:type="simple" xlink:show="embed" xlink:actuate="onLoad"/></draw:frame></text:p>
      <text:p text:style-name="P10">10. Create an Angular application with the title as "lmsQ8" in h1 format.Create two Routerlink</text:p>
      <text:p text:style-name="P10">1.Link1 as employees with id router1.If we click employees link it should directed to employees page.</text:p>
      <text:p text:style-name="P10">2.Link2 as add with id router.If we click add link it should directed to add page</text:p>
      <text:p text:style-name="P10">Write the code to do the following</text:p>
      <text:p text:style-name="P10">1.clicking the add link directed to add page that has a form contains 4 textboxes and a button</text:p>
      <text:p text:style-name="P10">i)id field with id as id</text:p>
      <text:p text:style-name="P10">ii)Firstname field with id as firstName</text:p>
      <text:p text:style-name="P10">iii)Lastname field with id as lastName</text:p>
      <text:p text:style-name="P10">iv)Email field with id as emailId</text:p>
      <text:p text:style-name="P10">v)Submit Button with id as button</text:p>
      <text:p text:style-name="P10">After filling the details in the fields,if we Click that button we should get the text as "You submitted successfully!"(use id as result)</text:p>
      <text:p text:style-name="P10">2.Clicking the employees link directed to employees page that should display the list of employees list we saved through add page with 2 Buttons Delete and edit</text:p>
      <text:p text:style-name="P10">i)Delete Button with id as delete</text:p>
      <text:p text:style-name="P10"><text:soft-page-break/>ii)Edit button with id as edit(Refer Screenshot)</text:p>
      <text:p text:style-name="P10">3.Clicking the edit Button should direct it to the edit page with the details of particular employee filled up in the correct fields.The fields should be editable in this page.</text:p>
      <text:p text:style-name="P10">The edited values should be updated in the employees list page</text:p>
      <text:p text:style-name="P10">4.Clicking the Delete Button should delete the particular employee details from the list.(Refer the <text:s/>Screenshots)</text:p>
      <text:p text:style-name="P10"/>
      <text:p text:style-name="P10">Expected Screens:</text:p>
      <text:p text:style-name="P6"><draw:frame draw:style-name="fr1" draw:name="graphic34" text:anchor-type="as-char" svg:width="6in" svg:height="1.5209in" draw:z-index="33"><draw:image xlink:href="Pictures/2000000A000069D500001ADF67317CA2D68809C6.wmf" xlink:type="simple" xlink:show="embed" xlink:actuate="onLoad"/></draw:frame></text:p>
      <text:p text:style-name="P6"><draw:frame draw:style-name="fr1" draw:name="graphic35" text:anchor-type="as-char" svg:width="6in" svg:height="1.698in" draw:z-index="34"><draw:image xlink:href="Pictures/2000000A000069D500001DDE6BA2D645E9B8353B.wmf" xlink:type="simple" xlink:show="embed" xlink:actuate="onLoad"/></draw:frame></text:p>
      <text:p text:style-name="P6"><draw:frame draw:style-name="fr1" draw:name="graphic36" text:anchor-type="as-char" svg:width="6in" svg:height="2.9374in" draw:z-index="35"><draw:image xlink:href="Pictures/2000000A000069D5000033E20DD7C695908A2015.wmf" xlink:type="simple" xlink:show="embed" xlink:actuate="onLoad"/></draw:frame></text:p>
      <text:p text:style-name="P10"><text:soft-page-break/></text:p>
      <text:p text:style-name="P6"><draw:frame draw:style-name="fr1" draw:name="graphic37" text:anchor-type="as-char" svg:width="6in" svg:height="1.4272in" draw:z-index="36"><draw:image xlink:href="Pictures/2000000A000069D50000191D6989158A428E3272.wmf" xlink:type="simple" xlink:show="embed" xlink:actuate="onLoad"/></draw:frame></text:p>
      <text:p text:style-name="P6"><draw:frame draw:style-name="fr1" draw:name="graphic38" text:anchor-type="as-char" svg:width="6in" svg:height="1.8752in" draw:z-index="37"><draw:image xlink:href="Pictures/2000000A000069D5000020F83AB2F551509D2426.wmf" xlink:type="simple" xlink:show="embed" xlink:actuate="onLoad"/></draw:frame></text:p>
      <text:p text:style-name="P6"><draw:frame draw:style-name="fr1" draw:name="graphic39" text:anchor-type="as-char" svg:width="6in" svg:height="3.052in" draw:z-index="38"><draw:image xlink:href="Pictures/2000000A000069D5000035D9D7D6D3BDE532C81C.wmf" xlink:type="simple" xlink:show="embed" xlink:actuate="onLoad"/></draw:frame></text:p>
      <text:p text:style-name="P10">11. Create an Angular application with title 'Welcome to IP Validation!'.</text:p>
      <text:p text:style-name="P10">Create a textbox with id as 'textbox'.</text:p>
      <text:p text:style-name="P10">Create a button with id as 'button'.</text:p>
      <text:p text:style-name="P10">When a valid IP address is given, then result should be displayed as 'true'.Else 'false'.Use id as 'result' for result.Refer Expected Screens.</text:p>
      <text:p text:style-name="P10">Expected Screens:</text:p>
      <text:p text:style-name="P6"><text:soft-page-break/><draw:frame draw:style-name="fr1" draw:name="graphic40" text:anchor-type="as-char" svg:width="6in" svg:height="3.2709in" draw:z-index="39"><draw:image xlink:href="Pictures/2000000A0000517100002C576E30105AF13A0E57.wmf" xlink:type="simple" xlink:show="embed" xlink:actuate="onLoad"/></draw:frame></text:p>
      <text:p text:style-name="P6"><draw:frame draw:style-name="fr1" draw:name="graphic41" text:anchor-type="as-char" svg:width="6in" svg:height="4.0311in" draw:z-index="40"><draw:image xlink:href="Pictures/2000000A00003EBC00002A2B8A856B5055473EDF.wmf" xlink:type="simple" xlink:show="embed" xlink:actuate="onLoad"/></draw:frame></text:p>
      <text:p text:style-name="P6"><text:soft-page-break/><draw:frame draw:style-name="fr1" draw:name="graphic42" text:anchor-type="as-char" svg:width="5.3646in" svg:height="3.0937in" draw:z-index="41"><draw:image xlink:href="Pictures/2000000A0000353A00001EB253BDF42E7DAC27F1.wmf" xlink:type="simple" xlink:show="embed" xlink:actuate="onLoad"/></draw:frame></text:p>
      <text:p text:style-name="P10">12. Create an Angular application with title 'Welcome to Date Pipe!'.Create a textbox in date format with id as 'textbox'.Create a 'Toggle Format' button.</text:p>
      <text:p text:style-name="P10">When we click the textbox , the calender should display .</text:p>
      <text:p text:style-name="P10">When we click the Toggle Format button, the result should be displayed as shown in Screen2.Create result with id as 'result'. <text:s/></text:p>
      <text:p text:style-name="P10">Expected Screens:</text:p>
      <text:p text:style-name="P6"><draw:frame draw:style-name="fr1" draw:name="graphic43" text:anchor-type="as-char" svg:width="5.1252in" svg:height="2.9689in" draw:z-index="42"><draw:image xlink:href="Pictures/2000000A000032DA00001D75D755F0EC1E135A92.wmf" xlink:type="simple" xlink:show="embed" xlink:actuate="onLoad"/></draw:frame></text:p>
      <text:p text:style-name="P6"><text:soft-page-break/><draw:frame draw:style-name="fr1" draw:name="graphic44" text:anchor-type="as-char" svg:width="5.3957in" svg:height="3.2811in" draw:z-index="43"><draw:image xlink:href="Pictures/2000000A000035890000208EBA39EC2D4DC0CAA3.wmf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0T18:24:04.292000000</meta:creation-date>
    <dc:date>2019-06-27T09:51:20.073000000</dc:date>
    <meta:editing-duration>PT1H31M4S</meta:editing-duration>
    <meta:editing-cycles>9</meta:editing-cycles>
    <meta:generator>LibreOffice/5.0.5.2$Windows_X86_64 LibreOffice_project/55b006a02d247b5f7215fc6ea0fde844b30035b3</meta:generator>
    <meta:document-statistic meta:table-count="0" meta:image-count="44" meta:object-count="0" meta:page-count="30" meta:paragraph-count="328" meta:word-count="1629" meta:character-count="12139" meta:non-whitespace-character-count="10270"/>
  </office:meta>
</office:document-meta>
</file>